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B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1" office:value-type="string" calcext:value-type="string">
            <text:p>Fer</text:p>
          </table:table-cell>
          <table:table-cell table:style-name="ce74"/>
          <table:table-cell table:style-name="ce16" table:formula="of:=AVERAGE([.G15]; [.I15];[.K15];[.M15])" office:value-type="float" office:value="7.85" calcext:value-type="float">
            <text:p>7.9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135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F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1" office:value-type="string" calcext:value-type="string">
            <text:p>Ashley</text:p>
          </table:table-cell>
          <table:table-cell table:style-name="ce74"/>
          <table:table-cell table:style-name="ce16" table:formula="of:=AVERAGE([.G16]; [.I16];[.K16];[.M16])" office:value-type="float" office:value="9.55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Ashle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1" office:value-type="string" calcext:value-type="string">
            <text:p>Manuel</text:p>
          </table:table-cell>
          <table:table-cell table:style-name="ce74"/>
          <table:table-cell table:style-name="ce16" table:formula="of:=AVERAGE([.G17]; [.I17];[.K17];[.M17])" office:value-type="float" office:value="8.8" calcext:value-type="float">
            <text:p>8.8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135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Man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1" office:value-type="string" calcext:value-type="string">
            <text:p>Sirenia</text:p>
          </table:table-cell>
          <table:table-cell table:style-name="ce74"/>
          <table:table-cell table:style-name="ce16" table:formula="of:=AVERAGE([.G18]; [.I18];[.K18];[.M18])" office:value-type="float" office:value="8.6" calcext:value-type="float">
            <text:p>8.6</text:p>
          </table:table-cell>
          <table:table-cell/>
          <table:table-cell table:style-name="ce74" office:value-type="float" office:value="8.5" calcext:value-type="float">
            <text:p>8.5</text:p>
          </table:table-cell>
          <table:table-cell table:style-name="ce135"/>
          <table:table-cell table:style-name="ce74" office:value-type="float" office:value="8.7" calcext:value-type="float">
            <text:p>8.7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iren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1" office:value-type="string" calcext:value-type="string">
            <text:p>Zuri</text:p>
          </table:table-cell>
          <table:table-cell table:style-name="ce74"/>
          <table:table-cell table:style-name="ce16" table:formula="of:=AVERAGE([.G19]; [.I19];[.K19];[.M19])" office:value-type="float" office:value="9.6" calcext:value-type="float">
            <text:p>9.6</text:p>
          </table:table-cell>
          <table:table-cell office:value-type="string" calcext:value-type="string">
            <text:p>*</text:p>
          </table:table-cell>
          <table:table-cell table:style-name="ce74" office:value-type="float" office:value="9.6" calcext:value-type="float">
            <text:p>9.6</text:p>
          </table:table-cell>
          <table:table-cell table:style-name="ce135"/>
          <table:table-cell table:style-name="ce74" office:value-type="float" office:value="9.6" calcext:value-type="float">
            <text:p>9.6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Z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1" office:value-type="string" calcext:value-type="string">
            <text:p>Oswaldo</text:p>
          </table:table-cell>
          <table:table-cell table:style-name="ce74"/>
          <table:table-cell table:style-name="ce16" table:formula="of:=AVERAGE([.G20]; [.I20];[.K20];[.M20])" office:value-type="float" office:value="7.55" calcext:value-type="float">
            <text:p>7.6</text:p>
          </table:table-cell>
          <table:table-cell/>
          <table:table-cell table:style-name="ce74" office:value-type="float" office:value="8.1" calcext:value-type="float">
            <text:p>8.1</text:p>
          </table:table-cell>
          <table:table-cell table:style-name="ce135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Oswald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2" office:value-type="string" calcext:value-type="string">
            <text:p>Renata</text:p>
          </table:table-cell>
          <table:table-cell table:style-name="ce93"/>
          <table:table-cell table:style-name="ce16" table:formula="of:=AVERAGE([.G21]; [.I21];[.K21];[.M21])" office:value-type="float" office:value="8.7" calcext:value-type="float">
            <text:p>8.7</text:p>
          </table:table-cell>
          <table:table-cell table:style-name="ce119"/>
          <table:table-cell table:style-name="ce93" office:value-type="float" office:value="8.3" calcext:value-type="float">
            <text:p>8.3</text:p>
          </table:table-cell>
          <table:table-cell table:style-name="ce135"/>
          <table:table-cell table:style-name="ce93" office:value-type="float" office:value="9.1" calcext:value-type="float">
            <text:p>9.1</text:p>
          </table:table-cell>
          <table:table-cell table:style-name="ce38"/>
          <table:table-cell table:style-name="ce104"/>
          <table:table-cell table:style-name="ce135"/>
          <table:table-cell table:style-name="ce50"/>
          <table:table-cell/>
          <table:table-cell table:style-name="ce72" office:value-type="string" calcext:value-type="string">
            <text:p>Renat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1" office:value-type="string" calcext:value-type="string">
            <text:p>Sofia</text:p>
          </table:table-cell>
          <table:table-cell/>
          <table:table-cell table:style-name="ce16" table:formula="of:=AVERAGE([.G22]; [.I22];[.K22];[.M22])" office:value-type="float" office:value="8.95" calcext:value-type="float">
            <text:p>9.0</text:p>
          </table:table-cell>
          <table:table-cell table:style-name="ce113"/>
          <table:table-cell table:style-name="ce74" office:value-type="float" office:value="8.9" calcext:value-type="float">
            <text:p>8.9</text:p>
          </table:table-cell>
          <table:table-cell table:style-name="ce135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of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1" office:value-type="string" calcext:value-type="string">
            <text:p>Nad</text:p>
          </table:table-cell>
          <table:table-cell table:style-name="ce74"/>
          <table:table-cell table:style-name="ce16" table:formula="of:=AVERAGE([.G23]; [.I23];[.K23];[.M23])" office:value-type="float" office:value="9.25" calcext:value-type="float">
            <text:p>9.3</text:p>
          </table:table-cell>
          <table:table-cell/>
          <table:table-cell table:style-name="Default" office:value-type="float" office:value="9.2" calcext:value-type="float">
            <text:p>9.2</text:p>
          </table:table-cell>
          <table:table-cell table:style-name="ce135"/>
          <table:table-cell office:value-type="float" office:value="9.3" calcext:value-type="float">
            <text:p>9.3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Na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1" office:value-type="string" calcext:value-type="string">
            <text:p>Daniela</text:p>
          </table:table-cell>
          <table:table-cell table:style-name="ce74"/>
          <table:table-cell table:style-name="ce16" table:formula="of:=AVERAGE([.G24]; [.I24];[.K24];[.M24])" office:value-type="float" office:value="9.15" calcext:value-type="float">
            <text:p>9.2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74" office:value-type="float" office:value="9.1" calcext:value-type="float">
            <text:p>9.1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anie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1" office:value-type="string" calcext:value-type="string">
            <text:p>Dorian</text:p>
          </table:table-cell>
          <table:table-cell table:style-name="ce74"/>
          <table:table-cell table:style-name="ce16" table:formula="of:=AVERAGE([.G25]; [.I25];[.K25];[.M25])" office:value-type="float" office:value="7" calcext:value-type="float">
            <text:p>7.0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135"/>
          <table:table-cell table:style-name="ce74" office:value-type="float" office:value="7" calcext:value-type="float">
            <text:p>7.0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oria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1" office:value-type="string" calcext:value-type="string">
            <text:p>Samuel</text:p>
          </table:table-cell>
          <table:table-cell table:style-name="ce74"/>
          <table:table-cell table:style-name="ce16" table:formula="of:=AVERAGE([.G26]; [.I26];[.K26];[.M26])" office:value-type="float" office:value="7.7" calcext:value-type="float">
            <text:p>7.7</text:p>
          </table:table-cell>
          <table:table-cell/>
          <table:table-cell table:style-name="ce74" office:value-type="float" office:value="7.4" calcext:value-type="float">
            <text:p>7.4</text:p>
          </table:table-cell>
          <table:table-cell table:style-name="ce135"/>
          <table:table-cell table:style-name="ce74" office:value-type="float" office:value="8" calcext:value-type="float">
            <text:p>8.0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amu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1" office:value-type="string" calcext:value-type="string">
            <text:p>Mellie</text:p>
          </table:table-cell>
          <table:table-cell table:style-name="ce74"/>
          <table:table-cell table:style-name="ce16" table:formula="of:=AVERAGE([.G27]; [.I27];[.K27];[.M27])" office:value-type="float" office:value="8.25" calcext:value-type="float">
            <text:p>8.3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135"/>
          <table:table-cell table:style-name="ce74" office:value-type="float" office:value="7.7" calcext:value-type="float">
            <text:p>7.7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Mell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1" office:value-type="string" calcext:value-type="string">
            <text:p>Paco</text:p>
          </table:table-cell>
          <table:table-cell table:style-name="ce74"/>
          <table:table-cell table:style-name="ce16" table:formula="of:=AVERAGE([.G28]; [.I28];[.K28];[.M28])" office:value-type="float" office:value="8.5" calcext:value-type="float">
            <text:p>8.5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135"/>
          <table:table-cell table:style-name="ce74" office:value-type="float" office:value="8" calcext:value-type="float">
            <text:p>8.0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Pac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11" office:value-type="string" calcext:value-type="string">
            <text:p>Selene</text:p>
          </table:table-cell>
          <table:table-cell table:style-name="ce74"/>
          <table:table-cell table:style-name="ce16" table:formula="of:=AVERAGE([.G29]; [.I29];[.K29];[.M29])" office:value-type="float" office:value="9.6" calcext:value-type="float">
            <text:p>9.6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11" office:value-type="string" calcext:value-type="string">
            <text:p>Sele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6" table:formula="of:=AVERAGE([.G30]; [.I30];[.K30];[.M30])" office:value-type="float" office:value="9.4" calcext:value-type="float">
            <text:p>9.4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table:style-name="ce135"/>
          <table:table-cell table:number-columns-repeated="2"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1" office:value-type="string" calcext:value-type="string">
            <text:p>Mariel</text:p>
          </table:table-cell>
          <table:table-cell table:style-name="ce74"/>
          <table:table-cell table:style-name="ce16" table:formula="of:=AVERAGE([.G31]; [.I31];[.K31];[.M31])" office:value-type="float" office:value="8.35" calcext:value-type="float">
            <text:p>8.4</text:p>
          </table:table-cell>
          <table:table-cell/>
          <table:table-cell table:style-name="Default" office:value-type="float" office:value="8.5" calcext:value-type="float">
            <text:p>8.5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2"/>
          <table:table-cell table:style-name="ce135"/>
          <table:table-cell table:number-columns-repeated="2"/>
          <table:table-cell table:style-name="ce71" office:value-type="string" calcext:value-type="string">
            <text:p>Marie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1" office:value-type="string" calcext:value-type="string">
            <text:p>Alina</text:p>
          </table:table-cell>
          <table:table-cell table:style-name="ce74"/>
          <table:table-cell table:style-name="ce16" table:formula="of:=AVERAGE([.G32]; [.I32];[.K32];[.M32])" office:value-type="float" office:value="9.1" calcext:value-type="float">
            <text:p>9.1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table:style-name="ce135"/>
          <table:table-cell table:number-columns-repeated="2"/>
          <table:table-cell table:style-name="ce71" office:value-type="string" calcext:value-type="string">
            <text:p>Ali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2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4T14:31:45.786199605</dc:date>
    <meta:editing-duration>P2DT19H33M23S</meta:editing-duration>
    <meta:editing-cycles>550</meta:editing-cycles>
    <meta:generator>LibreOffice/7.3.7.2$Linux_X86_64 LibreOffice_project/30$Build-2</meta:generator>
    <meta:print-date>2025-04-27T20:36:00.263830672</meta:print-date>
    <meta:document-statistic meta:table-count="1" meta:cell-count="137" meta:object-count="0"/>
  </office:meta>
</office:document-meta>
</file>